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leupom_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ime.setUnit( TimeUnit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.setValue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.get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.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.Time( long value , TimeUnit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